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e6b1" officeooo:paragraph-rsid="0016e6b1"/>
    </style:style>
    <style:style style:name="P2" style:family="paragraph" style:parent-style-name="Standard">
      <style:text-properties officeooo:paragraph-rsid="0016e6b1"/>
    </style:style>
    <style:style style:name="P3" style:family="paragraph" style:parent-style-name="Standard">
      <style:text-properties officeooo:rsid="0019904a" officeooo:paragraph-rsid="0019904a"/>
    </style:style>
    <style:style style:name="P4" style:family="paragraph" style:parent-style-name="Table_20_Contents">
      <style:text-properties officeooo:rsid="0016e6b1" officeooo:paragraph-rsid="0016e6b1"/>
    </style:style>
    <style:style style:name="P5" style:family="paragraph" style:parent-style-name="Table_20_Contents">
      <style:text-properties officeooo:paragraph-rsid="0016e6b1"/>
    </style:style>
    <style:style style:name="P6" style:family="paragraph" style:parent-style-name="Table_20_Contents">
      <style:text-properties officeooo:rsid="0019904a" officeooo:paragraph-rsid="0019904a"/>
    </style:style>
    <style:style style:name="P7" style:family="paragraph">
      <style:paragraph-properties fo:text-align="center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/>
    </style:style>
    <style:style style:name="T1" style:family="text">
      <style:text-properties officeooo:rsid="00182fa3"/>
    </style:style>
    <style:style style:name="T2" style:family="text">
      <style:text-properties officeooo:rsid="0019acd3"/>
    </style:style>
    <style:style style:name="T3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0.933cm" fo:min-width="3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74cm" fo:min-width="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74cm" fo:min-width="2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19cm" fo:min-width="2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01cm" fo:min-width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69cm" fo:min-width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24cm" fo:min-width="3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19cm" fo:min-width="4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63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93cm" fo:min-width="3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1.647cm" fo:min-width="4.8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695cm" fo:min-width="4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9cm" fo:min-width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1.667cm" fo:min-width="3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748cm" fo:min-width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402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099cm" fo:min-width="1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1.147cm" fo:min-width="3.9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 Table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Employee_id</text:p>
          </table:table-cell>
          <table:table-cell table:style-name="Table1.A1" office:value-type="string">
            <text:p text:style-name="P4">reporting_person</text:p>
          </table:table-cell>
          <table:table-cell table:style-name="Table1.C1" office:value-type="string">
            <text:p text:style-name="P4">current_project_id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1"/>
      <text:p text:style-name="P1"/>
      <text:p text:style-name="P1">Project Tabl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_id</text:p>
          </table:table-cell>
          <table:table-cell table:style-name="Table2.B1" office:value-type="string">
            <text:p text:style-name="P4">employee_i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"/>
      <text:p text:style-name="P1"/>
      <text:p text:style-name="P3">Reporting_Person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mployee_id</text:p>
          </table:table-cell>
          <table:table-cell table:style-name="Table3.B1" office:value-type="string">
            <text:p text:style-name="P6">reporter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>Employee</text:p>
      <text:p text:style-name="P1"/>
      <text:p text:style-name="P1"><draw:custom-shape text:anchor-type="paragraph" draw:z-index="0" draw:name="Shape1" draw:style-name="gr1" svg:width="3.626cm" svg:height="1.033cm" svg:x="6.819cm" svg:y="4.888cm"><text:p>Employe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7" svg:x1="4.411cm" svg:y1="3.353cm" svg:x2="6.819cm" svg:y2="4.888cm"><text:p/></draw:line><draw:custom-shape text:anchor-type="paragraph" draw:z-index="2" draw:name="Shape3" draw:style-name="gr3" draw:text-style-name="P8" svg:width="3.864cm" svg:height="1.377cm" svg:x="1.263cm" svg:y="1.977cm"><text:p><text:span text:style-name="T3">employye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4" draw:style-name="gr2" draw:text-style-name="P7" svg:x1="9.439cm" svg:y1="4.888cm" svg:x2="11.476cm" svg:y2="2.586cm"><text:p/></draw:line><draw:custom-shape text:anchor-type="paragraph" draw:z-index="4" draw:name="Shape5" draw:style-name="gr4" svg:width="3.758cm" svg:height="1.8cm" svg:x="11.079cm" svg:y="1.289cm"><text:p>current_projec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2" draw:text-style-name="P7" svg:x1="6.819cm" svg:y1="6.787cm" svg:x2="4.226cm" svg:y2="7.845cm"><text:p/></draw:line><draw:custom-shape text:anchor-type="paragraph" draw:z-index="6" draw:name="Shape7" draw:style-name="gr5" svg:width="3.149cm" svg:height="1.721cm" svg:x="1.078cm" svg:y="7.878cm"><text:p>reporting_pers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custom-shape text:anchor-type="paragraph" draw:z-index="9" draw:name="Shape11" draw:style-name="gr7" svg:width="2.276cm" svg:height="1.535cm" svg:x="6.502cm" svg:y="0.406cm"><text:p>relatiponsh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8" draw:name="Shape9" draw:style-name="gr2" draw:text-style-name="P7" svg:x1="5.205cm" svg:y1="0.66cm" svg:x2="7.163cm" svg:y2="0.66cm"><text:p/></draw:line><draw:line text:anchor-type="paragraph" draw:z-index="10" draw:name="Shape12" draw:style-name="gr2" draw:text-style-name="P7" svg:x1="8.777cm" svg:y1="0.633cm" svg:x2="12.508cm" svg:y2="0.633cm"><text:p/></draw:line><draw:custom-shape text:anchor-type="paragraph" draw:z-index="11" draw:name="Shape8" draw:style-name="gr8" svg:width="3.731cm" svg:height="1.244cm" svg:x="1.475cm" svg:y="0.199cm"><text:p>employe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0" draw:style-name="gr6" svg:width="4.102cm" svg:height="1.218cm" svg:x="12.587cm" svg:y="0.083cm"><text:p>projec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M<text:tab/><text:tab/><text:span text:style-name="T1">1</text:span></text:p>
      <text:p text:style-name="P1"/>
      <text:p text:style-name="P1"/>
      <text:p text:style-name="P1"/>
      <text:p text:style-name="P1"><draw:custom-shape text:anchor-type="paragraph" draw:z-index="12" draw:name="Shape13" draw:style-name="gr9" svg:width="4.393cm" svg:height="1.35cm" svg:x="6.316cm" svg:y="2.312cm"><text:p>projec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14" draw:style-name="gr2" draw:text-style-name="P7" svg:x1="5.126cm" svg:y1="1.651cm" svg:x2="6.317cm" svg:y2="2.312cm"><text:p/></draw:line><draw:custom-shape text:anchor-type="paragraph" draw:z-index="14" draw:name="Shape15" draw:style-name="gr10" draw:text-style-name="P8" svg:width="2.779cm" svg:height="0.9cm" svg:x="2.533cm" svg:y="0.751cm"><text:p><text:span text:style-name="T3">project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6" draw:style-name="gr2" draw:text-style-name="P7" svg:x1="10.709cm" svg:y1="2.313cm" svg:x2="12.508cm" svg:y2="1.36cm"><text:p/></draw:line><draw:custom-shape text:anchor-type="paragraph" draw:z-index="16" draw:name="Shape17" draw:style-name="gr11" svg:width="4.287cm" svg:height="0.98cm" svg:x="11.555cm" svg:y="0.566cm"><text:p>employee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8" draw:style-name="gr12" draw:text-style-name="P9" svg:width="6.88cm" svg:height="2.329cm" svg:x="10.629cm" svg:y="-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8" draw:name="Shape19" draw:style-name="gr13" svg:width="4.684cm" svg:height="1.879cm" svg:x="6.343cm" svg:y="1.191cm"><text:p>reporting_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name="Shape20" draw:style-name="gr2" draw:text-style-name="P7" svg:x1="3.856cm" svg:y1="2.169cm" svg:x2="6.343cm" svg:y2="2.143cm"><text:p/></draw:line><draw:custom-shape text:anchor-type="paragraph" draw:z-index="20" draw:name="Shape21" draw:style-name="gr14" draw:text-style-name="P8" svg:width="3.202cm" svg:height="1.271cm" svg:x="0.76cm" svg:y="1.72cm"><text:p><text:span text:style-name="T3">employee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Shape22" draw:style-name="gr2" draw:text-style-name="P7" svg:x1="11.026cm" svg:y1="2.143cm" svg:x2="13.328cm" svg:y2="2.117cm"><text:p/></draw:line><draw:custom-shape text:anchor-type="paragraph" draw:z-index="22" draw:name="Shape23" draw:style-name="gr15" draw:text-style-name="P9" svg:width="4.446cm" svg:height="2.356cm" svg:x="13.725cm" svg:y="1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4" draw:style-name="gr16" svg:width="3.202cm" svg:height="1.059cm" svg:x="14.624cm" svg:y="2.196cm"><text:p>report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6" draw:name="Shape27" draw:style-name="gr18" svg:width="2.911cm" svg:height="2.197cm" svg:x="7.004cm" svg:y="0.249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24" draw:name="Shape25" draw:style-name="gr17" draw:text-style-name="P7" svg:width="3.308cm" svg:height="1.403cm" svg:x="1.104cm" svg:y="0cm"><text:p text:style-name="P7">Employee</text:p><draw:enhanced-geometry svg:viewBox="0 0 21600 21600" draw:type="rectangle" draw:enhanced-path="M 0 0 L 21600 0 21600 21600 0 21600 0 0 Z N"/></draw:custom-shape><draw:line text:anchor-type="paragraph" draw:z-index="25" draw:name="Shape26" draw:style-name="gr2" draw:text-style-name="P7" svg:x1="4.597cm" svg:y1="0.714cm" svg:x2="6.767cm" svg:y2="0.74cm"><text:p/></draw:line><draw:line text:anchor-type="paragraph" draw:z-index="27" draw:name="Shape28" draw:style-name="gr2" draw:text-style-name="P7" svg:x1="10.1cm" svg:y1="0.741cm" svg:x2="12.852cm" svg:y2="0.741cm"><text:p/></draw:line><draw:custom-shape text:anchor-type="paragraph" draw:z-index="28" draw:name="Shape29" draw:style-name="gr19" svg:width="4.102cm" svg:height="1.271cm" svg:x="13.143cm" svg:y="0.212cm"><text:p>reporting_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span text:style-name="T2">M<text:tab/><text:tab/>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2:53:58.579831255</meta:creation-date>
    <meta:editing-duration>PT1M16S</meta:editing-duration>
    <meta:editing-cycles>2</meta:editing-cycles>
    <meta:generator>LibreOffice/5.3.1.2$Linux_X86_64 LibreOffice_project/30m0$Build-2</meta:generator>
    <dc:date>2017-12-15T12:55:11.278524400</dc:date>
    <meta:document-statistic meta:table-count="3" meta:image-count="0" meta:object-count="0" meta:page-count="2" meta:paragraph-count="13" meta:word-count="17" meta:character-count="156" meta:non-whitespace-character-count="139"/>
  </office:meta>
</office:document-meta>
</file>